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e14" officeooo:paragraph-rsid="00093e14"/>
    </style:style>
    <style:style style:name="P2" style:family="paragraph" style:parent-style-name="Standard">
      <style:text-properties fo:font-weight="bold" officeooo:rsid="00093e14" officeooo:paragraph-rsid="00093e14" style:font-weight-asian="bold" style:font-weight-complex="bold"/>
    </style:style>
    <style:style style:name="P3" style:family="paragraph" style:parent-style-name="Standard" style:list-style-name="L1">
      <style:text-properties officeooo:rsid="000a45c0" officeooo:paragraph-rsid="000a45c0"/>
    </style:style>
    <style:style style:name="P4" style:family="paragraph" style:parent-style-name="Standard" style:list-style-name="L1">
      <style:text-properties officeooo:paragraph-rsid="000a45c0"/>
    </style:style>
    <style:style style:name="P5" style:family="paragraph" style:parent-style-name="Standard" style:list-style-name="L1">
      <style:text-properties officeooo:rsid="000abfda" officeooo:paragraph-rsid="000abfda"/>
    </style:style>
    <style:style style:name="T1" style:family="text">
      <style:text-properties fo:font-size="14pt"/>
    </style:style>
    <style:style style:name="T2" style:family="text">
      <style:text-properties officeooo:rsid="000a45c0"/>
    </style:style>
    <style:style style:name="T3" style:family="text">
      <style:text-properties officeooo:rsid="000abf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ep 5:</text:span> Still a men’s world</text:p>
      <text:p text:style-name="P1"/>
      <text:p text:style-name="P1">Doc <text:span text:style-name="T2">10</text:span>: No surrender</text:p>
      <text:p text:style-name="P1"/>
      <text:list xml:id="list3051800650809911947" text:style-name="L1">
        <text:list-item>
          <text:p text:style-name="P4"><text:span text:style-name="T2">Explain the situation</text:span></text:p>
          <text:list>
            <text:list-item>
              <text:p text:style-name="P3">In the Ford car factory, there are women who are under-paid, and many of them protested. Their leader, Rita O’Grady, got a meeting with the Secretary of State for Employment, Barbara <text:span text:style-name="T3">Castle</text:span>, in order to <text:span text:style-name="T3">make a deal.</text:span></text:p>
              <text:p text:style-name="P5">Barbara says it would be complicated and would take time, but that doesn’t please Rita who is determined to get what she and all the others want: an equal pay between men and women.</text:p>
            </text:list-item>
          </text:list>
        </text:list-item>
        <text:list-item>
          <text:p text:style-name="P3">Draw the portrait of Mrs Castle</text:p>
          <text:list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4:43:08.091000000</meta:creation-date>
    <dc:date>2019-01-10T15:00:33.105000000</dc:date>
    <meta:editing-duration>PT6M14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7" meta:word-count="96" meta:character-count="500" meta:non-whitespace-character-count="415"/>
  </office:meta>
</office:document-meta>
</file>